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999999" draw:textarea-horizontal-align="center" draw:textarea-vertical-align="middl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0.508cm" draw:shadow="hidden"/>
    </style:style>
    <style:style style:name="gr9" style:family="graphic" style:parent-style-name="standard">
      <style:graphic-properties draw:fill="solid" draw:fill-color="#808080" draw:textarea-horizontal-align="center" draw:textarea-vertical-align="middle"/>
    </style:style>
    <style:style style:name="gr10" style:family="graphic" style:parent-style-name="standard">
      <style:graphic-properties draw:fill="solid" draw:fill-color="#e6e6ff" draw:textarea-horizontal-align="center" draw:textarea-vertical-align="middle"/>
    </style:style>
    <style:style style:name="gr11" style:family="graphic" style:parent-style-name="standard">
      <style:graphic-properties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248cm" svg:height="11.379cm" svg:x="0.347cm" svg:y="0.313cm">
          <text:p text:style-name="P4"/>
        </draw:rect>
        <draw:line draw:style-name="gr2" draw:text-style-name="P1" draw:layer="layout" svg:x1="14.063cm" svg:y1="3.403cm" svg:x2="14.063cm" svg:y2="9.242cm">
          <text:p text:style-name="P4"/>
        </draw:line>
        <draw:rect draw:style-name="gr3" draw:text-style-name="P2" draw:layer="layout" svg:width="2.113cm" svg:height="0.335cm" svg:x="9.047cm" svg:y="7.78cm">
          <text:p text:style-name="P2">config-support</text:p>
        </draw:rect>
        <draw:rect draw:style-name="gr3" draw:text-style-name="P2" draw:layer="layout" svg:width="1.589cm" svg:height="0.335cm" svg:x="16.248cm" svg:y="9.185cm">
          <text:p text:style-name="P2">asf-support</text:p>
        </draw:rect>
        <draw:rect draw:style-name="gr3" draw:text-style-name="P2" draw:layer="layout" svg:width="1.29cm" svg:height="0.335cm" svg:x="13.708cm" svg:y="9.217cm">
          <text:p text:style-name="P2">sglr</text:p>
        </draw:rect>
        <draw:rect draw:style-name="gr3" draw:text-style-name="P2" draw:layer="layout" svg:width="1.405cm" svg:height="0.335cm" svg:x="17.899cm" svg:y="1.717cm">
          <text:p text:style-name="P2">asf-library</text:p>
        </draw:rect>
        <draw:rect draw:style-name="gr3" draw:text-style-name="P2" draw:layer="layout" svg:width="1.696cm" svg:height="0.335cm" svg:x="17.289cm" svg:y="3.233cm">
          <text:p text:style-name="P2">sdf-library</text:p>
        </draw:rect>
        <draw:rect draw:style-name="gr3" draw:text-style-name="P2" draw:layer="layout" svg:width="1.985cm" svg:height="0.355cm" svg:x="0.951cm" svg:y="9.165cm">
          <text:p text:style-name="P2">graph-support</text:p>
        </draw:rect>
        <draw:rect draw:style-name="gr3" draw:text-style-name="P2" draw:layer="layout" svg:width="2.161cm" svg:height="0.355cm" svg:x="3.338cm" svg:y="9.165cm">
          <text:p text:style-name="P2">module-support</text:p>
        </draw:rect>
        <draw:rect draw:style-name="gr3" draw:text-style-name="P2" draw:layer="layout" svg:width="6.37cm" svg:height="0.335cm" svg:x="6.321cm" svg:y="9.185cm">
          <text:p text:style-name="P2">tide-support</text:p>
        </draw:rect>
        <draw:rect draw:style-name="gr3" draw:text-style-name="P2" draw:layer="layout" svg:width="0.871cm" svg:height="0.335cm" svg:x="6.339cm" svg:y="7.78cm">
          <text:p text:style-name="P2">tide</text:p>
        </draw:rect>
        <draw:rect draw:style-name="gr3" draw:text-style-name="P2" draw:layer="layout" svg:width="1.725cm" svg:height="0.355cm" svg:x="9.031cm" svg:y="5.351cm">
          <text:p text:style-name="P2">progress-gui</text:p>
        </draw:rect>
        <draw:rect draw:style-name="gr3" draw:text-style-name="P2" draw:layer="layout" svg:width="1.484cm" svg:height="0.335cm" svg:x="11.658cm" svg:y="5.371cm">
          <text:p text:style-name="P2">term-store</text:p>
        </draw:rect>
        <draw:rect draw:style-name="gr3" draw:text-style-name="P2" draw:layer="layout" svg:width="2.096cm" svg:height="0.355cm" svg:x="14.224cm" svg:y="4.378cm">
          <text:p text:style-name="P2">structure-editor</text:p>
        </draw:rect>
        <draw:g>
          <draw:rect draw:style-name="gr1" draw:text-style-name="P3" draw:layer="layout" svg:width="20.248cm" svg:height="3.032cm" svg:x="0.347cm" svg:y="13.265cm">
            <text:p text:style-name="P4"/>
          </draw:rect>
          <draw:rect draw:style-name="gr3" draw:text-style-name="P2" draw:layer="layout" svg:width="2.233cm" svg:height="0.335cm" svg:x="3.298cm" svg:y="15.589cm">
            <text:p text:style-name="P2">aterm</text:p>
          </draw:rect>
          <draw:rect draw:style-name="gr3" draw:text-style-name="P2" draw:layer="layout" svg:width="6.319cm" svg:height="0.335cm" svg:x="1.238cm" svg:y="14.592cm">
            <text:p text:style-name="P2">toolbuslib</text:p>
          </draw:rect>
          <draw:rect draw:style-name="gr3" draw:text-style-name="P2" draw:layer="layout" svg:width="2.39cm" svg:height="0.335cm" svg:x="5.185cm" svg:y="13.611cm">
            <text:p text:style-name="P2">toolbus</text:p>
          </draw:rect>
          <draw:rect draw:style-name="gr3" draw:text-style-name="P2" draw:layer="layout" svg:width="4.621cm" svg:height="0.335cm" svg:x="14.919cm" svg:y="15.647cm">
            <text:p text:style-name="P2">shared-objects</text:p>
          </draw:rect>
          <draw:rect draw:style-name="gr3" draw:text-style-name="P2" draw:layer="layout" svg:width="3.962cm" svg:height="0.335cm" svg:x="10.489cm" svg:y="15.62cm">
            <text:p text:style-name="P2">JJTraveler</text:p>
          </draw:rect>
          <draw:rect draw:style-name="gr3" draw:text-style-name="P2" draw:layer="layout" svg:width="3.419cm" svg:height="0.335cm" svg:x="1.269cm" svg:y="13.608cm">
            <text:p text:style-name="P2">error-support</text:p>
          </draw:rect>
          <draw:line draw:style-name="gr2" draw:text-style-name="P1" draw:layer="layout" svg:x1="6.301cm" svg:y1="13.933cm" svg:x2="6.301cm" svg:y2="14.594cm">
            <text:p text:style-name="P4"/>
          </draw:line>
          <draw:line draw:style-name="gr2" draw:text-style-name="P1" draw:layer="layout" svg:x1="3.079cm" svg:y1="13.95cm" svg:x2="3.079cm" svg:y2="14.611cm">
            <text:p text:style-name="P4"/>
          </draw:line>
          <draw:line draw:style-name="gr2" draw:text-style-name="P1" draw:layer="layout" svg:x1="12.528cm" svg:y1="14.836cm" svg:x2="12.528cm" svg:y2="15.643cm">
            <text:p text:style-name="P4"/>
          </draw:line>
          <draw:line draw:style-name="gr2" draw:text-style-name="P1" draw:layer="layout" svg:x1="16.792cm" svg:y1="14.886cm" svg:x2="16.792cm" svg:y2="15.693cm">
            <text:p text:style-name="P4"/>
          </draw:line>
          <draw:rect draw:style-name="gr3" draw:text-style-name="P2" draw:layer="layout" svg:width="5.4cm" svg:height="0.335cm" svg:x="12.097cm" svg:y="14.562cm">
            <text:p text:style-name="P2">aterm-java</text:p>
          </draw:rect>
          <draw:line draw:style-name="gr2" draw:text-style-name="P1" draw:layer="layout" svg:x1="14.773cm" svg:y1="13.821cm" svg:x2="14.774cm" svg:y2="14.571cm">
            <text:p text:style-name="P4"/>
          </draw:line>
          <draw:rect draw:style-name="gr3" draw:text-style-name="P2" draw:layer="layout" svg:width="5.493cm" svg:height="0.335cm" svg:x="12.097cm" svg:y="13.6cm">
            <text:p text:style-name="P2">toolbus-java-adapter</text:p>
          </draw:rect>
          <draw:line draw:style-name="gr2" draw:text-style-name="P1" draw:layer="layout" svg:x1="4.406cm" svg:y1="14.946cm" svg:x2="4.406cm" svg:y2="15.562cm">
            <text:p text:style-name="P4"/>
          </draw:line>
        </draw:g>
        <draw:rect draw:style-name="gr3" draw:text-style-name="P2" draw:layer="layout" svg:width="1.435cm" svg:height="0.335cm" svg:x="0.565cm" svg:y="5.371cm">
          <text:p text:style-name="P2">io-support</text:p>
        </draw:rect>
        <draw:rect draw:style-name="gr4" draw:text-style-name="P2" draw:layer="layout" svg:width="1.51cm" svg:height="0.335cm" svg:x="1.184cm" svg:y="11.056cm">
          <text:p text:style-name="P2">graphviz</text:p>
        </draw:rect>
        <draw:connector draw:style-name="gr2" draw:text-style-name="P3" draw:layer="layout" draw:type="curve" svg:x1="0.451cm" svg:y1="3.548cm" svg:x2="0.452cm" svg:y2="7.725cm">
          <text:p text:style-name="P4"/>
        </draw:connector>
        <draw:line draw:style-name="gr2" draw:text-style-name="P1" draw:layer="layout" svg:x1="1.322cm" svg:y1="4.596cm" svg:x2="1.307cm" svg:y2="5.358cm">
          <text:p text:style-name="P4"/>
        </draw:line>
        <draw:line draw:style-name="gr2" draw:text-style-name="P1" draw:layer="layout" svg:x1="1.319cm" svg:y1="3.544cm" svg:x2="1.314cm" svg:y2="4.374cm">
          <text:p text:style-name="P4"/>
        </draw:line>
        <draw:line draw:style-name="gr2" draw:text-style-name="P1" draw:layer="layout" svg:x1="2.048cm" svg:y1="4.71cm" svg:x2="2.048cm" svg:y2="6.532cm">
          <text:p text:style-name="P4"/>
        </draw:line>
        <draw:line draw:style-name="gr2" draw:text-style-name="P1" draw:layer="layout" svg:x1="3.096cm" svg:y1="3.452cm" svg:x2="3.096cm" svg:y2="5.371cm">
          <text:p text:style-name="P4"/>
        </draw:line>
        <draw:line draw:style-name="gr2" draw:text-style-name="P1" draw:layer="layout" svg:x1="4.79cm" svg:y1="4.613cm" svg:x2="4.79cm" svg:y2="6.499cm">
          <text:p text:style-name="P4"/>
        </draw:line>
        <draw:line draw:style-name="gr2" draw:text-style-name="P1" draw:layer="layout" svg:x1="4.431cm" svg:y1="3.414cm" svg:x2="4.431cm" svg:y2="4.413cm">
          <text:p text:style-name="P4"/>
        </draw:line>
        <draw:line draw:style-name="gr2" draw:text-style-name="P1" draw:layer="layout" svg:x1="5.822cm" svg:y1="3.291cm" svg:x2="5.822cm" svg:y2="5.355cm">
          <text:p text:style-name="P4"/>
        </draw:line>
        <draw:line draw:style-name="gr2" draw:text-style-name="P1" draw:layer="layout" svg:x1="5.838cm" svg:y1="5.66cm" svg:x2="5.838cm" svg:y2="6.548cm">
          <text:p text:style-name="P4"/>
        </draw:line>
        <draw:rect draw:style-name="gr3" draw:text-style-name="P2" draw:layer="layout" svg:width="1.338cm" svg:height="0.335cm" svg:x="5.257cm" svg:y="5.371cm">
          <text:p text:style-name="P2">error-gui</text:p>
        </draw:rect>
        <draw:line draw:style-name="gr2" draw:text-style-name="P1" draw:layer="layout" svg:x1="6.709cm" svg:y1="4.645cm" svg:x2="6.709cm" svg:y2="6.516cm">
          <text:p text:style-name="P4"/>
        </draw:line>
        <draw:line draw:style-name="gr2" draw:text-style-name="P1" draw:layer="layout" svg:x1="6.7cm" svg:y1="3.423cm" svg:x2="6.7cm" svg:y2="4.407cm">
          <text:p text:style-name="P4"/>
        </draw:line>
        <draw:line draw:style-name="gr2" draw:text-style-name="P1" draw:layer="layout" svg:x1="7.757cm" svg:y1="3.516cm" svg:x2="7.757cm" svg:y2="5.403cm">
          <text:p text:style-name="P4"/>
        </draw:line>
        <draw:line draw:style-name="gr2" draw:text-style-name="P1" draw:layer="layout" svg:x1="7.753cm" svg:y1="5.56cm" svg:x2="7.753cm" svg:y2="6.544cm">
          <text:p text:style-name="P4"/>
        </draw:line>
        <draw:rect draw:style-name="gr3" draw:text-style-name="P2" draw:layer="layout" svg:width="1.726cm" svg:height="0.335cm" svg:x="6.997cm" svg:y="5.371cm">
          <text:p text:style-name="P2">editor-plugin</text:p>
        </draw:rect>
        <draw:line draw:style-name="gr2" draw:text-style-name="P1" draw:layer="layout" svg:x1="8.857cm" svg:y1="3.435cm" svg:x2="8.857cm" svg:y2="4.419cm">
          <text:p text:style-name="P4"/>
        </draw:line>
        <draw:line draw:style-name="gr2" draw:text-style-name="P1" draw:layer="layout" svg:x1="8.854cm" svg:y1="4.613cm" svg:x2="8.853cm" svg:y2="6.517cm">
          <text:p text:style-name="P4"/>
        </draw:line>
        <draw:line draw:style-name="gr2" draw:text-style-name="P1" draw:layer="layout" svg:x1="10.176cm" svg:y1="3.291cm" svg:x2="10.175cm" svg:y2="5.355cm">
          <text:p text:style-name="P4"/>
        </draw:line>
        <draw:line draw:style-name="gr2" draw:text-style-name="P1" draw:layer="layout" svg:x1="4.434cm" svg:y1="9.53cm" svg:x2="4.435cm" svg:y2="11.079cm">
          <text:p text:style-name="P4"/>
        </draw:line>
        <draw:line draw:style-name="gr2" draw:text-style-name="P1" draw:layer="layout" svg:x1="5.79cm" svg:y1="6.805cm" svg:x2="5.79cm" svg:y2="11.063cm">
          <text:p text:style-name="P4"/>
        </draw:line>
        <draw:line draw:style-name="gr5" draw:text-style-name="P1" draw:layer="layout" svg:x1="6.725cm" svg:y1="6.806cm" svg:x2="6.725cm" svg:y2="7.773cm">
          <text:p text:style-name="P4"/>
        </draw:line>
        <draw:line draw:style-name="gr2" draw:text-style-name="P1" draw:layer="layout" svg:x1="6.725cm" svg:y1="8.031cm" svg:x2="6.725cm" svg:y2="9.177cm">
          <text:p text:style-name="P4"/>
        </draw:line>
        <draw:line draw:style-name="gr2" draw:text-style-name="P1" draw:layer="layout" svg:x1="11.418cm" svg:y1="3.435cm" svg:x2="11.418cm" svg:y2="4.419cm">
          <text:p text:style-name="P4"/>
        </draw:line>
        <draw:line draw:style-name="gr2" draw:text-style-name="P1" draw:layer="layout" svg:x1="10.95cm" svg:y1="4.451cm" svg:x2="10.95cm" svg:y2="7.773cm">
          <text:p text:style-name="P4"/>
        </draw:line>
        <draw:line draw:style-name="gr2" draw:text-style-name="P1" draw:layer="layout" svg:x1="13.223cm" svg:y1="3.579cm" svg:x2="13.223cm" svg:y2="6.532cm">
          <text:p text:style-name="P4"/>
        </draw:line>
        <draw:line draw:style-name="gr2" draw:text-style-name="P1" draw:layer="layout" svg:x1="13.224cm" svg:y1="6.838cm" svg:x2="13.221cm" svg:y2="11.055cm">
          <text:p text:style-name="P4"/>
        </draw:line>
        <draw:line draw:style-name="gr2" draw:text-style-name="P1" draw:layer="layout" svg:x1="12.627cm" svg:y1="3.483cm" svg:x2="12.628cm" svg:y2="5.369cm">
          <text:p text:style-name="P4"/>
        </draw:line>
        <draw:line draw:style-name="gr2" draw:text-style-name="P1" draw:layer="layout" svg:x1="12.111cm" svg:y1="8.047cm" svg:x2="12.112cm" svg:y2="9.192cm">
          <text:p text:style-name="P4"/>
        </draw:line>
        <draw:rect draw:style-name="gr3" draw:text-style-name="P2" draw:layer="layout" svg:width="17.176cm" svg:height="0.335cm" svg:x="3.419cm" svg:y="11.056cm">
          <text:p text:style-name="P2">pt-support</text:p>
        </draw:rect>
        <draw:line draw:style-name="gr2" draw:text-style-name="P1" draw:layer="layout" svg:x1="14.595cm" svg:y1="3.402cm" svg:x2="14.595cm" svg:y2="4.386cm">
          <text:p text:style-name="P4"/>
        </draw:line>
        <draw:line draw:style-name="gr2" draw:text-style-name="P1" draw:layer="layout" svg:x1="16.462cm" svg:y1="3.387cm" svg:x2="16.465cm" svg:y2="7.837cm">
          <text:p text:style-name="P4"/>
        </draw:line>
        <draw:line draw:style-name="gr2" draw:text-style-name="P1" draw:layer="layout" svg:x1="16.837cm" svg:y1="3.484cm" svg:x2="16.837cm" svg:y2="4.403cm">
          <text:p text:style-name="P4"/>
        </draw:line>
        <draw:line draw:style-name="gr2" draw:text-style-name="P1" draw:layer="layout" svg:x1="18.24cm" svg:y1="4.629cm" svg:x2="18.24cm" svg:y2="11.063cm">
          <text:p text:style-name="P4"/>
        </draw:line>
        <draw:line draw:style-name="gr2" draw:text-style-name="P1" draw:layer="layout" svg:x1="7.562cm" svg:y1="2.032cm" svg:x2="7.562cm" svg:y2="3.209cm">
          <text:p text:style-name="P4"/>
        </draw:line>
        <draw:line draw:style-name="gr2" draw:text-style-name="P1" draw:layer="layout" svg:x1="16.454cm" svg:y1="2.045cm" svg:x2="16.454cm" svg:y2="3.222cm">
          <text:p text:style-name="P4"/>
        </draw:line>
        <draw:line draw:style-name="gr2" draw:text-style-name="P1" draw:layer="layout" svg:x1="17.594cm" svg:y1="1.968cm" svg:x2="17.599cm" svg:y2="3.242cm">
          <text:p text:style-name="P4"/>
        </draw:line>
        <draw:line draw:style-name="gr2" draw:text-style-name="P1" draw:layer="layout" svg:x1="20.207cm" svg:y1="2.001cm" svg:x2="20.207cm" svg:y2="7.806cm">
          <text:p text:style-name="P4"/>
        </draw:line>
        <draw:line draw:style-name="gr2" draw:text-style-name="P1" draw:layer="layout" svg:x1="19.675cm" svg:y1="1.888cm" svg:x2="19.675cm" svg:y2="4.387cm">
          <text:p text:style-name="P4"/>
        </draw:line>
        <draw:line draw:style-name="gr2" draw:text-style-name="P1" draw:layer="layout" svg:x1="12.257cm" svg:y1="0.969cm" svg:x2="12.256cm" svg:y2="1.71cm">
          <text:p text:style-name="P4"/>
        </draw:line>
        <draw:line draw:style-name="gr2" draw:text-style-name="P1" draw:layer="layout" svg:x1="18.579cm" svg:y1="2.066cm" svg:x2="18.579cm" svg:y2="3.243cm">
          <text:p text:style-name="P4"/>
        </draw:line>
        <draw:line draw:style-name="gr2" draw:text-style-name="P1" draw:layer="layout" svg:x1="18.547cm" svg:y1="0.97cm" svg:x2="18.546cm" svg:y2="1.711cm">
          <text:p text:style-name="P4"/>
        </draw:line>
        <draw:line draw:style-name="gr2" draw:text-style-name="P1" draw:layer="layout" svg:x1="20.03cm" svg:y1="0.987cm" svg:x2="20.029cm" svg:y2="1.728cm">
          <text:p text:style-name="P4"/>
        </draw:line>
        <draw:line draw:style-name="gr2" draw:text-style-name="P1" draw:layer="layout" svg:x1="9.32cm" svg:y1="6.871cm" svg:x2="9.321cm" svg:y2="7.773cm">
          <text:p text:style-name="P4"/>
        </draw:line>
        <draw:line draw:style-name="gr2" draw:text-style-name="P1" draw:layer="layout" svg:x1="13.659cm" svg:y1="6.822cm" svg:x2="13.659cm" svg:y2="7.806cm">
          <text:p text:style-name="P4"/>
        </draw:line>
        <draw:line draw:style-name="gr2" draw:text-style-name="P1" draw:layer="layout" svg:x1="14.643cm" svg:y1="8.113cm" svg:x2="14.642cm" svg:y2="9.227cm">
          <text:p text:style-name="P4"/>
        </draw:line>
        <draw:line draw:style-name="gr2" draw:text-style-name="P1" draw:layer="layout" svg:x1="17.046cm" svg:y1="8.064cm" svg:x2="17.046cm" svg:y2="9.193cm">
          <text:p text:style-name="P4"/>
        </draw:line>
        <draw:rect draw:style-name="gr3" draw:text-style-name="P2" draw:layer="layout" svg:width="8.838cm" svg:height="0.291cm" svg:x="11.757cm" svg:y="7.824cm">
          <text:p text:style-name="P2">asc-support</text:p>
        </draw:rect>
        <draw:rect draw:style-name="gr3" draw:text-style-name="P2" draw:layer="layout" svg:width="1.118cm" svg:height="0.335cm" svg:x="19.477cm" svg:y="1.717cm">
          <text:p text:style-name="P2">asf</text:p>
        </draw:rect>
        <draw:line draw:style-name="gr2" draw:text-style-name="P1" draw:layer="layout" svg:x1="1.468cm" svg:y1="7.885cm" svg:x2="1.468cm" svg:y2="9.144cm">
          <text:p text:style-name="P4"/>
        </draw:line>
        <draw:line draw:style-name="gr2" draw:text-style-name="P1" draw:layer="layout" svg:x1="4.403cm" svg:y1="4.677cm" svg:x2="4.403cm" svg:y2="9.192cm">
          <text:p text:style-name="P4"/>
        </draw:line>
        <draw:line draw:style-name="gr6" draw:text-style-name="P1" draw:layer="layout" svg:x1="4.144cm" svg:y1="5.577cm" svg:x2="4.418cm" svg:y2="5.577cm">
          <text:p text:style-name="P4"/>
        </draw:line>
        <draw:line draw:style-name="gr6" draw:text-style-name="P1" draw:layer="layout" svg:x1="2.58cm" svg:y1="7.954cm" svg:x2="4.419cm" svg:y2="7.954cm">
          <text:p text:style-name="P4"/>
        </draw:line>
        <draw:line draw:style-name="gr2" draw:text-style-name="P1" draw:layer="layout" svg:x1="2.225cm" svg:y1="4.548cm" svg:x2="2.241cm" svg:y2="9.176cm">
          <text:p text:style-name="P4"/>
        </draw:line>
        <draw:rect draw:style-name="gr3" draw:text-style-name="P2" draw:layer="layout" svg:width="2.208cm" svg:height="0.355cm" svg:x="0.379cm" svg:y="7.76cm">
          <text:p text:style-name="P2">module-manager</text:p>
        </draw:rect>
        <draw:line draw:style-name="gr6" draw:text-style-name="P1" draw:layer="layout" svg:x1="2.226cm" svg:y1="5.54cm" svg:x2="2.468cm" svg:y2="5.545cm">
          <text:p text:style-name="P4"/>
        </draw:line>
        <draw:rect draw:style-name="gr3" draw:text-style-name="P2" draw:layer="layout" svg:width="1.715cm" svg:height="0.335cm" svg:x="2.43cm" svg:y="5.371cm">
          <text:p text:style-name="P2">graph-gui</text:p>
        </draw:rect>
        <draw:rect draw:style-name="gr3" draw:text-style-name="P2" draw:layer="layout" svg:width="8.692cm" svg:height="0.335cm" svg:x="1.339cm" svg:y="6.519cm">
          <text:p text:style-name="P2">meta-studio</text:p>
        </draw:rect>
        <draw:rect draw:style-name="gr3" draw:text-style-name="P2" draw:layer="layout" svg:width="9.306cm" svg:height="0.335cm" svg:x="11.289cm" svg:y="0.643cm">
          <text:p text:style-name="P2">asfsdf-meta</text:p>
        </draw:rect>
        <draw:line draw:style-name="gr2" draw:text-style-name="P1" draw:layer="layout" svg:x1="3.129cm" svg:y1="5.628cm" svg:x2="3.129cm" svg:y2="6.516cm">
          <text:p text:style-name="P4"/>
        </draw:line>
        <draw:line draw:style-name="gr2" draw:text-style-name="P1" draw:layer="layout" svg:x1="14.369cm" svg:y1="9.53cm" svg:x2="14.37cm" svg:y2="11.055cm">
          <text:p text:style-name="P4"/>
        </draw:line>
        <draw:line draw:style-name="gr2" draw:text-style-name="P1" draw:layer="layout" svg:x1="17.046cm" svg:y1="9.532cm" svg:x2="17.043cm" svg:y2="11.055cm">
          <text:p text:style-name="P4"/>
        </draw:line>
        <draw:rect draw:style-name="gr3" draw:text-style-name="P2" draw:layer="layout" svg:width="14.458cm" svg:height="0.335cm" svg:x="0.347cm" svg:y="3.233cm">
          <text:p text:style-name="P2">meta</text:p>
        </draw:rect>
        <draw:rect draw:style-name="gr3" draw:text-style-name="P2" draw:layer="layout" svg:width="1.878cm" svg:height="0.355cm" svg:x="0.494cm" svg:y="4.378cm">
          <text:p text:style-name="P2">navigator-gui</text:p>
        </draw:rect>
        <draw:rect draw:style-name="gr3" draw:text-style-name="P2" draw:layer="layout" svg:width="2.468cm" svg:height="0.335cm" svg:x="3.209cm" svg:y="4.398cm">
          <text:p text:style-name="P2">module-details-gui</text:p>
        </draw:rect>
        <draw:rect draw:style-name="gr3" draw:text-style-name="P2" draw:layer="layout" svg:width="2.049cm" svg:height="0.335cm" svg:x="7.949cm" svg:y="4.398cm">
          <text:p text:style-name="P2">editor-manager</text:p>
        </draw:rect>
        <draw:rect draw:style-name="gr3" draw:text-style-name="P2" draw:layer="layout" svg:width="2.161cm" svg:height="0.335cm" svg:x="10.288cm" svg:y="4.398cm">
          <text:p text:style-name="P2">config-manager</text:p>
        </draw:rect>
        <draw:rect draw:style-name="gr3" draw:text-style-name="P2" draw:layer="layout" svg:width="11.047cm" svg:height="0.335cm" svg:x="6.725cm" svg:y="1.717cm">
          <text:p text:style-name="P2">sdf-meta</text:p>
        </draw:rect>
        <draw:rect draw:style-name="gr3" draw:text-style-name="P2" draw:layer="layout" svg:width="1.218cm" svg:height="0.335cm" svg:x="15.893cm" svg:y="3.233cm">
          <text:p text:style-name="P2">pgen</text:p>
        </draw:rect>
        <draw:rect draw:style-name="gr3" draw:text-style-name="P2" draw:layer="layout" svg:width="1.258cm" svg:height="0.335cm" svg:x="12.659cm" svg:y="6.519cm">
          <text:p text:style-name="P2">pandora</text:p>
        </draw:rect>
        <draw:rect draw:style-name="gr3" draw:text-style-name="P2" draw:layer="layout" svg:width="1.499cm" svg:height="0.335cm" svg:x="6.049cm" svg:y="4.398cm">
          <text:p text:style-name="P2">dialog-gui</text:p>
        </draw:rect>
        <draw:line draw:style-name="gr2" draw:text-style-name="P1" draw:layer="layout" svg:x1="1.863cm" svg:y1="9.556cm" svg:x2="1.863cm" svg:y2="11.056cm">
          <text:p text:style-name="P4"/>
        </draw:line>
        <draw:rect draw:style-name="gr3" draw:text-style-name="P2" draw:layer="layout" svg:width="3.24cm" svg:height="0.335cm" svg:x="16.613cm" svg:y="4.398cm">
          <text:p text:style-name="P2">sdf-support</text:p>
        </draw:rect>
        <draw:line draw:style-name="gr7" draw:text-style-name="P1" draw:layer="layout" svg:x1="9.806cm" svg:y1="11.725cm" svg:x2="9.806cm" svg:y2="13.321cm">
          <text:p text:style-name="P4"/>
        </draw:line>
        <draw:g>
          <draw:frame draw:style-name="gr8" draw:text-style-name="P5" draw:layer="layout" svg:width="13.388cm" svg:height="1.433cm" svg:x="3.158cm" svg:y="17.29cm">
            <draw:text-box>
              <text:p text:style-name="P4"><text:span text:style-name="T1">Key</text:span><text:span text:style-name="T2"> <text:s text:c="11"/>= package, <text:s text:c="21"/>= external package</text:span></text:p>
              <text:p text:style-name="P4"><text:span text:style-name="T2"/></text:p>
              <text:p text:style-name="P4"><text:span text:style-name="T2"><text:s text:c="18"/></text:span><text:span text:style-name="T2">= uses <text:s text:c="28"/>= may use any of</text:span></text:p>
            </draw:text-box>
          </draw:frame>
          <draw:rect draw:style-name="gr9" draw:text-style-name="P1" draw:layer="layout" svg:width="0.556cm" svg:height="0.544cm" svg:x="4.375cm" svg:y="17.313cm">
            <text:p text:style-name="P4"/>
          </draw:rect>
          <draw:rect draw:style-name="gr10" draw:text-style-name="P1" draw:layer="layout" svg:width="0.624cm" svg:height="0.459cm" svg:x="7.665cm" svg:y="17.325cm">
            <text:p text:style-name="P4"/>
          </draw:rect>
          <draw:line draw:style-name="gr11" draw:text-style-name="P1" draw:layer="layout" svg:x1="4.129cm" svg:y1="18.416cm" svg:x2="4.993cm" svg:y2="18.421cm">
            <text:p text:style-name="P4"/>
          </draw:line>
          <draw:line draw:style-name="gr7" draw:text-style-name="P1" draw:layer="layout" svg:x1="7.305cm" svg:y1="18.416cm" svg:x2="8.821cm" svg:y2="18.416cm">
            <text:p text:style-name="P4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22T13:36:09</dc:date>
    <meta:print-date>2006-10-22T01:13:53</meta:print-date>
    <dc:language>en-US</dc:language>
    <meta:editing-cycles>24</meta:editing-cycles>
    <meta:editing-duration>P3DT6H20M34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